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4cm"/>
    </style:style>
    <style:style style:name="co3" style:family="table-column">
      <style:table-column-properties fo:break-before="auto" style:column-width="1.662cm"/>
    </style:style>
    <style:style style:name="co4" style:family="table-column">
      <style:table-column-properties fo:break-before="auto" style:column-width="3.126cm"/>
    </style:style>
    <style:style style:name="co5" style:family="table-column">
      <style:table-column-properties fo:break-before="auto" style:column-width="2.974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3.023cm"/>
    </style:style>
    <style:style style:name="co8" style:family="table-column">
      <style:table-column-properties fo:break-before="auto" style:column-width="2.443cm"/>
    </style:style>
    <style:style style:name="co9" style:family="table-column">
      <style:table-column-properties fo:break-before="auto" style:column-width="3.882cm"/>
    </style:style>
    <style:style style:name="co10" style:family="table-column">
      <style:table-column-properties fo:break-before="auto" style:column-width="2.646cm"/>
    </style:style>
    <style:style style:name="co12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9900"/>
    </style:style>
    <style:style style:name="ce2" style:family="table-cell" style:parent-style-name="Default">
      <style:text-properties fo:color="#ff3333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/>
          <table:table-cell office:value-type="string">
            <text:p>Start</text:p>
          </table:table-cell>
          <table:table-cell office:value-type="string">
            <text:p>Camera selected</text:p>
          </table:table-cell>
          <table:table-cell office:value-type="string">
            <text:p>generated</text:p>
          </table:table-cell>
          <table:table-cell office:value-type="string">
            <text:p>Browse / edit</text:p>
          </table:table-cell>
          <table:table-cell table:style-name="Default" office:value-type="string">
            <text:p>edited camera</text:p>
          </table:table-cell>
          <table:table-cell table:number-columns-repeated="5"/>
        </table:table-row>
        <table:table-row table:style-name="ro1">
          <table:table-cell office:value-type="string">
            <text:p>File.new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>
            <text:p>File.open config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>
            <text:p>File.Save Config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>
            <text:p>File.Save config as...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>
            <text:p>File.Apply Config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>
            <text:p>File.Open recent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>
            <text:p>Button Indir from filesystem</text:p>
          </table:table-cell>
          <table:table-cell table:number-columns-repeated="4" table:style-name="ce1" office:value-type="string">
            <text:p>✅</text:p>
          </table:table-cell>
          <table:table-cell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Button indir from list</text:p>
          </table:table-cell>
          <table:table-cell table:number-columns-repeated="4" table:style-name="ce1" office:value-type="string">
            <text:p>✅</text:p>
          </table:table-cell>
          <table:table-cell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Button outdir from filesystem</text:p>
          </table:table-cell>
          <table:table-cell table:number-columns-repeated="4" table:style-name="ce1" office:value-type="string">
            <text:p>✅</text:p>
          </table:table-cell>
          <table:table-cell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Button outdir from list</text:p>
          </table:table-cell>
          <table:table-cell table:number-columns-repeated="4" table:style-name="ce1" office:value-type="string">
            <text:p>✅</text:p>
          </table:table-cell>
          <table:table-cell office:value-type="string">
            <text:p>✅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CB.recursive</text:p>
          </table:table-cell>
          <table:table-cell table:number-columns-repeated="4" table:style-name="ce1" office:value-type="string">
            <text:p>✅</text:p>
          </table:table-cell>
          <table:table-cell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CB.use camera prefix</text:p>
          </table:table-cell>
          <table:table-cell table:number-columns-repeated="4" table:style-name="ce1" office:value-type="string">
            <text:p>✅</text:p>
          </table:table-cell>
          <table:table-cell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CB.addrelpath</text:p>
          </table:table-cell>
          <table:table-cell table:number-columns-repeated="4" table:style-name="ce1" office:value-type="string">
            <text:p>✅</text:p>
          </table:table-cell>
          <table:table-cell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CB.copy only newer</text:p>
          </table:table-cell>
          <table:table-cell table:number-columns-repeated="4" table:style-name="ce1" office:value-type="string">
            <text:p>✅</text:p>
          </table:table-cell>
          <table:table-cell office:value-type="string">
            <text:p>✅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Button Select camera</text:p>
          </table:table-cell>
          <table:table-cell table:number-columns-repeated="4" table:style-name="ce1" office:value-type="string">
            <text:p>✅</text:p>
          </table:table-cell>
          <table:table-cell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Button generate</text:p>
          </table:table-cell>
          <table:table-cell table:style-name="ce2" office:value-type="string">
            <text:p>❌</text:p>
          </table:table-cell>
          <table:table-cell table:number-columns-repeated="3" table:style-name="ce1" office:value-type="string">
            <text:p>✅</text:p>
          </table:table-cell>
          <table:table-cell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Button browse / edit output</text:p>
          </table:table-cell>
          <table:table-cell table:number-columns-repeated="3" table:style-name="ce2" office:value-type="string">
            <text:p>❌</text:p>
          </table:table-cell>
          <table:table-cell table:style-name="ce1" office:value-type="string">
            <text:p>✅</text:p>
          </table:table-cell>
          <table:table-cell table:style-name="ce2"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Button show duplicates</text:p>
          </table:table-cell>
          <table:table-cell table:number-columns-repeated="3" table:style-name="ce2" office:value-type="string">
            <text:p>❌</text:p>
          </table:table-cell>
          <table:table-cell office:value-type="string">
            <text:p>if duplicates</text:p>
          </table:table-cell>
          <table:table-cell table:style-name="ce2"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Button undo (Ctrl-Z)</text:p>
          </table:table-cell>
          <table:table-cell table:number-columns-repeated="3" table:style-name="ce2" office:value-type="string">
            <text:p>❌</text:p>
          </table:table-cell>
          <table:table-cell office:value-type="string">
            <text:p>if undoable actions</text:p>
          </table:table-cell>
          <table:table-cell table:style-name="ce2"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Button redo (Ctrl-Y)</text:p>
          </table:table-cell>
          <table:table-cell table:number-columns-repeated="3" table:style-name="ce2" office:value-type="string">
            <text:p>❌</text:p>
          </table:table-cell>
          <table:table-cell office:value-type="string">
            <text:p>If redoable actions</text:p>
          </table:table-cell>
          <table:table-cell table:style-name="ce2"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Button include all</text:p>
          </table:table-cell>
          <table:table-cell table:number-columns-repeated="3" table:style-name="ce2" office:value-type="string">
            <text:p>❌</text:p>
          </table:table-cell>
          <table:table-cell office:value-type="string">
            <text:p>if not all included</text:p>
          </table:table-cell>
          <table:table-cell table:style-name="ce2"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Button exclude all</text:p>
          </table:table-cell>
          <table:table-cell table:number-columns-repeated="3" table:style-name="ce2" office:value-type="string">
            <text:p>❌</text:p>
          </table:table-cell>
          <table:table-cell office:value-type="string">
            <text:p>if not all excluded</text:p>
          </table:table-cell>
          <table:table-cell table:style-name="ce2"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Button Exec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>
            <text:p>CB:show numbers</text:p>
          </table:table-cell>
          <table:table-cell table:number-columns-repeated="4" table:style-name="ce1" office:value-type="string">
            <text:p>✅</text:p>
          </table:table-cell>
          <table:table-cell office:value-type="string">
            <text:p>✅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>
            <text:p>Mouseclick Image</text:p>
          </table:table-cell>
          <table:table-cell table:number-columns-repeated="3" table:style-name="ce2" office:value-type="string">
            <text:p>❌</text:p>
          </table:table-cell>
          <table:table-cell table:style-name="ce1" office:value-type="string">
            <text:p>✅</text:p>
          </table:table-cell>
          <table:table-cell table:style-name="ce2"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Doubleclick Image</text:p>
          </table:table-cell>
          <table:table-cell table:number-columns-repeated="3" table:style-name="ce2" office:value-type="string">
            <text:p>❌</text:p>
          </table:table-cell>
          <table:table-cell table:style-name="ce1" office:value-type="string">
            <text:p>✅</text:p>
          </table:table-cell>
          <table:table-cell table:style-name="ce2"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Mouseclick Text line</text:p>
          </table:table-cell>
          <table:table-cell table:number-columns-repeated="3" table:style-name="ce2" office:value-type="string">
            <text:p>❌</text:p>
          </table:table-cell>
          <table:table-cell table:style-name="ce1" office:value-type="string">
            <text:p>✅</text:p>
          </table:table-cell>
          <table:table-cell table:style-name="ce2"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Doubleclick Text line</text:p>
          </table:table-cell>
          <table:table-cell table:number-columns-repeated="3" table:style-name="ce2" office:value-type="string">
            <text:p>❌</text:p>
          </table:table-cell>
          <table:table-cell table:style-name="ce1" office:value-type="string">
            <text:p>✅</text:p>
          </table:table-cell>
          <table:table-cell table:style-name="ce2"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Enter Key</text:p>
          </table:table-cell>
          <table:table-cell table:number-columns-repeated="3" table:style-name="ce2" office:value-type="string">
            <text:p>❌</text:p>
          </table:table-cell>
          <table:table-cell table:style-name="ce1" office:value-type="string">
            <text:p>✅</text:p>
          </table:table-cell>
          <table:table-cell table:style-name="ce2" office:value-type="string">
            <text:p>❌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8">28.02.2024</text:date>, <text:time>22:59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f Meyer</meta:initial-creator>
    <meta:creation-date>2024-02-28T17:45:12.65</meta:creation-date>
    <dc:date>2024-02-28T22:59:51.09</dc:date>
    <dc:creator>Rolf Meyer</dc:creator>
    <meta:editing-duration>PT3H1M19S</meta:editing-duration>
    <meta:editing-cycles>8</meta:editing-cycles>
    <meta:generator>OpenOffice/4.1.15$Win32 OpenOffice.org_project/4115m2$Build-9813</meta:generator>
    <meta:document-statistic meta:table-count="3" meta:cell-count="146" meta:object-count="0"/>
  </office:meta>
</office:document-meta>
</file>